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ea3e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P3" style:family="paragraph" style:parent-style-name="Heading_20_3">
      <style:text-properties officeooo:paragraph-rsid="0001ea3e"/>
    </style:style>
    <style:style style:name="P4" style:family="paragraph" style:parent-style-name="Heading_20_3">
      <style:text-properties officeooo:rsid="00034378" officeooo:paragraph-rsid="00034378"/>
    </style:style>
    <style:style style:name="P5" style:family="paragraph" style:parent-style-name="Text_20_body">
      <style:text-properties fo:font-weight="bold" officeooo:rsid="0000cfe3" style:font-weight-asian="bold" style:font-weight-complex="bold"/>
    </style:style>
    <style:style style:name="P6" style:family="paragraph" style:parent-style-name="Text_20_body">
      <style:text-properties officeooo:paragraph-rsid="0001ea3e"/>
    </style:style>
    <style:style style:name="P7" style:family="paragraph" style:parent-style-name="Text_20_body">
      <style:paragraph-properties style:writing-mode="lr-tb"/>
      <style:text-properties fo:font-size="13pt" style:font-size-asian="13pt" style:font-size-complex="13pt"/>
    </style:style>
    <style:style style:name="P8" style:family="paragraph" style:parent-style-name="Text_20_body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0cf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cfe3" style:font-weight-asian="bold" style:font-weight-complex="bold"/>
    </style:style>
    <style:style style:name="T4" style:family="text">
      <style:text-properties officeooo:rsid="0001ea3e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monospace"/>
    </style:style>
    <style:style style:name="T7" style:family="text">
      <style:text-properties style:font-name="monospace" fo:font-weight="bold" officeooo:rsid="0000cfe3" style:font-weight-asian="bold" style:font-weight-complex="bold"/>
    </style:style>
    <style:style style:name="T8" style:family="text">
      <style:text-properties style:font-name="monospace" fo:font-weight="bold" officeooo:rsid="00034378" style:font-weight-asian="bold" style:font-weight-complex="bold"/>
    </style:style>
    <style:style style:name="T9" style:family="text">
      <style:text-properties style:font-name="monospace" fo:font-size="9.75pt"/>
    </style:style>
    <style:style style:name="T10" style:family="text">
      <style:text-properties style:font-name="monospace" fo:font-size="9.75pt" fo:font-weight="bold" officeooo:rsid="0000cfe3" style:font-weight-asian="bold" style:font-weight-complex="bold"/>
    </style:style>
    <style:style style:name="T11" style:family="text">
      <style:text-properties style:font-name="monospace" fo:font-size="9.75pt" fo:font-weight="bold" officeooo:rsid="00034378" style:font-weight-asian="bold" style:font-weight-complex="bold"/>
    </style:style>
    <style:style style:name="T12" style:family="text">
      <style:text-properties style:font-name="sans-serif"/>
    </style:style>
    <style:style style:name="T13" style:family="text">
      <style:text-properties style:font-name="sans-serif" fo:font-weight="bold" officeooo:rsid="0000cfe3" style:font-weight-asian="bold" style:font-weight-complex="bold"/>
    </style:style>
    <style:style style:name="T14" style:family="text">
      <style:text-properties style:font-name="sans-serif" fo:font-weight="bold" officeooo:rsid="00034378" style:font-weight-asian="bold" style:font-weight-complex="bold"/>
    </style:style>
    <style:style style:name="T15" style:family="text">
      <style:text-properties style:font-name="sans-serif" fo:font-size="11.25pt"/>
    </style:style>
    <style:style style:name="T16" style:family="text">
      <style:text-properties style:font-name="sans-serif" fo:font-size="11.25pt" fo:font-weight="bold" officeooo:rsid="0000cfe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Git-commands:</text:h>
      <text:h text:style-name="Heading_20_3" text:outline-level="3"><text:bookmark text:name="git-init"/>git ini<text:span text:style-name="T1">t:</text:span>This command turns a directory into an empty Git repository. </text:h>
      <text:h text:style-name="P2" text:outline-level="3"><text:bookmark text:name="git-add"/>git add:Adds files in the to the staging area for Git.</text:h>
      <text:h text:style-name="P2" text:outline-level="3"><text:bookmark text:name="git-commit"/>git commit:Record the changes made to the files to a local repository.</text:h>
      <text:h text:style-name="Heading_20_3" text:outline-level="3"><text:bookmark text:name="git-status"/><text:span text:style-name="T2">git statu</text:span><text:span text:style-name="T3">s:This command returns the current state of the repository.</text:span></text:h>
      <text:p text:style-name="Text_20_body"><text:span text:style-name="T3"/></text:p>
      <text:p text:style-name="P7"><text:span text:style-name="T7">git log:</text:span><text:span text:style-name="T8">S</text:span><text:span text:style-name="T13">how all commits in the current branch’s histor</text:span><text:span text:style-name="T14">y</text:span></text:p>
      <text:h text:style-name="Heading_20_3" text:outline-level="3"><text:bookmark text:name="git-branch"/><text:span text:style-name="T3">git branch:</text:span>To determine what branch the local repository is on, add a new branch, or delete a branch.</text:h>
      <text:h text:style-name="Heading_20_3" text:outline-level="3"><text:bookmark text:name="git-checkout"/><text:span text:style-name="T3">git checkout:</text:span>To start working in a different branch, use <text:span text:style-name="Emphasis">git checkout</text:span> to switch branches.</text:h>
      <text:h text:style-name="Heading_20_3" text:outline-level="3"><text:bookmark text:name="git-clone"/><text:span text:style-name="T3">git clone:</text:span>To create a local working copy of an existing remote repository, use <text:span text:style-name="Emphasis">git clone</text:span> to copy and download the repository to a computer</text:h>
      <text:p text:style-name="P8"><text:span text:style-name="T6">git fetch: </text:span><text:span text:style-name="T12">fetch down all the branches from that Git remote</text:span></text:p>
      <text:h text:style-name="Heading_20_3" text:outline-level="3"><text:bookmark text:name="git-push"/>git push:<text:span text:style-name="T4">s</text:span>ends local commits to the remote repository. </text:h>
      <text:p text:style-name="P1"><text:span text:style-name="Source_20_Text"><text:span text:style-name="T5">git push —all:Push all local branches to remote repository</text:span></text:span><text:span text:style-name="Source_20_Text"><text:span text:style-name="T2"> </text:span></text:span></text:p>
      <text:h text:style-name="P3" text:outline-level="3"><text:bookmark text:name="git-pull"/>git pull:To get the latest version of a repository run <text:span text:style-name="Emphasis">git pull</text:span>. This pulls the changes from the remote repository to the local computer.</text:h>
      <text:p text:style-name="P6"/>
      <text:p text:style-name="P6"/>
      <text:p text:style-name="Text_20_body"/>
      <text:p text:style-name="Text_20_body"/>
      <text:p text:style-name="Text_20_body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2:07:46.101696333</meta:creation-date>
    <dc:date>2021-07-28T15:04:24.543560507</dc:date>
    <meta:editing-duration>PT9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62" meta:character-count="969" meta:non-whitespace-character-count="817"/>
  </office:meta>
</office:document-meta>
</file>